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ES LOCALES</text:p>
      <text:p text:style-name="P1"/>
      <text:p text:style-name="P1">PRACTICA MEDIOS TRANSMISIÓN GUIADOS</text:p>
      <text:p text:style-name="Standard"/>
      <text:p text:style-name="Standard">Dibujar con Microsoft Visio el plano de red del aula de 1º SMR. Incluir en el plano: armario rack, paneles de conexión (patch panels), switchs, ordenadores, tomas de usuario y cableado necesario.</text:p>
      <text:p text:style-name="Standard"/>
      <text:p text:style-name="Standard">También se debe etiquetar los PC y las tomas de usuario.</text:p>
      <text:p text:style-name="Standard"/>
      <text:p text:style-name="Standard">Calcular el coste de cable utilizando:</text:p>
      <text:p text:style-name="Standard"/>
      <text:list xml:id="list1418619181" text:style-name="L1">
        <text:list-item>
          <text:p text:style-name="P3">Cable UTP categoría 5e</text:p>
        </text:list-item>
        <text:list-item>
          <text:p text:style-name="P3">Cable UTP categoría 6</text:p>
        </text:list-item>
        <text:list-item>
          <text:p text:style-name="P3">Cable STP ó FTP categoría 6</text:p>
        </text:list-item>
      </text:list>
      <text:p text:style-name="Standard"/>
      <text:p text:style-name="Standard">Indicar en el documento el lugar de compra del cable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08:38:17</meta:creation-date>
    <dc:date>2012-10-03T08:45:16</dc:date>
    <meta:editing-duration>P0D</meta:editing-duration>
    <meta:editing-cycles>1</meta:editing-cycles>
    <meta:generator>LibreOffice/3.5$Linux_x86 LibreOffice_project/350m1$Build-2</meta:generator>
    <meta:document-statistic meta:table-count="0" meta:image-count="0" meta:object-count="0" meta:page-count="1" meta:paragraph-count="9" meta:word-count="82" meta:character-count="396" meta:non-whitespace-character-count="396"/>
  </office:meta>
</office:document-meta>
</file>